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4876895316393" style:family="table" style:parent-style-name="podTable">
      <style:table-properties style:width="17cm" style:rel-width="96.65%" table:table-align="left" table:align="left"/>
    </style:style>
    <style:style style:name="CS6" style:family="table-cell">
      <style:table-cell-properties fo:border="0.018cm solid #000000" fo:padding="0.023cm" style:vertical-align="middle"/>
    </style:style>
    <style:style style:name="Table14876895316393.1" style:family="table-column">
      <style:table-column-properties style:rel-column-width="65534*"/>
    </style:style>
    <style:style style:name="Table14876895316330" style:family="table" style:parent-style-name="podTable">
      <style:table-properties style:width="17cm" style:rel-width="96.65%" table:table-align="left" table:align="left"/>
    </style:style>
    <style:style style:name="CS7" style:family="table-cell">
      <style:table-cell-properties fo:border="0.018cm solid #000000" fo:background-color="#FFFFFF" fo:padding="0.023cm"/>
    </style:style>
    <style:style style:name="CS8" style:family="table-cell">
      <style:table-cell-properties fo:border="0.018cm solid #000000" fo:background-color="#CCCCCC" fo:padding="0.023cm" style:vertical-align="middle"/>
    </style:style>
    <style:style style:name="CS10" style:family="table-cell">
      <style:table-cell-properties fo:border="0.018cm solid #000000" fo:background-color="#CCCCCC" fo:padding="0.023cm" style:vertical-align="bottom"/>
    </style:style>
    <style:style style:name="CS11" style:family="table-cell">
      <style:table-cell-properties fo:border="0.018cm solid #000000" fo:padding="0.023cm"/>
    </style:style>
    <style:style style:name="Table14876895316330.1" style:family="table-column">
      <style:table-column-properties style:rel-column-width="7598*"/>
    </style:style>
    <style:style style:name="Table14876895316330.2" style:family="table-column">
      <style:table-column-properties style:rel-column-width="8547*"/>
    </style:style>
    <style:style style:name="Table14876895316330.3" style:family="table-column">
      <style:table-column-properties style:rel-column-width="4748*"/>
    </style:style>
    <style:style style:name="Table14876895316330.4" style:family="table-column">
      <style:table-column-properties style:rel-column-width="7598*"/>
    </style:style>
    <style:style style:name="Table14876895316330.5" style:family="table-column">
      <style:table-column-properties style:rel-column-width="4748*"/>
    </style:style>
    <style:style style:name="Table14876895316330.6" style:family="table-column">
      <style:table-column-properties style:rel-column-width="6648*"/>
    </style:style>
    <style:style style:name="Table14876895316330.7" style:family="table-column">
      <style:table-column-properties style:rel-column-width="11397*"/>
    </style:style>
    <style:style style:name="Table14876895316330.8" style:family="table-column">
      <style:table-column-properties style:rel-column-width="4748*"/>
    </style:style>
    <style:style style:name="Table14876895316330.9" style:family="table-column">
      <style:table-column-properties style:rel-column-width="9497*"/>
    </style:style>
    <style:style style:name="Table148768953166100" style:family="table" style:parent-style-name="podTable">
      <style:table-properties style:width="17.59cm" style:rel-width="100%" table:table-align="left" table:align="left"/>
    </style:style>
    <style:style style:name="Table148768953166100.1" style:family="table-column">
      <style:table-column-properties style:rel-column-width="7281*"/>
    </style:style>
    <style:style style:name="Table148768953166100.2" style:family="table-column">
      <style:table-column-properties style:rel-column-width="7281*"/>
    </style:style>
    <style:style style:name="Table148768953166100.3" style:family="table-column">
      <style:table-column-properties style:rel-column-width="7281*"/>
    </style:style>
    <style:style style:name="Table148768953166100.4" style:family="table-column">
      <style:table-column-properties style:rel-column-width="7281*"/>
    </style:style>
    <style:style style:name="Table148768953166100.5" style:family="table-column">
      <style:table-column-properties style:rel-column-width="7281*"/>
    </style:style>
    <style:style style:name="Table148768953166100.6" style:family="table-column">
      <style:table-column-properties style:rel-column-width="7281*"/>
    </style:style>
    <style:style style:name="Table148768953166100.7" style:family="table-column">
      <style:table-column-properties style:rel-column-width="7281*"/>
    </style:style>
    <style:style style:name="Table148768953166100.8" style:family="table-column">
      <style:table-column-properties style:rel-column-width="7281*"/>
    </style:style>
    <style:style style:name="Table148768953166100.9" style:family="table-column">
      <style:table-column-properties style:rel-column-width="7281*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CS1">Considérant qu’il y a lieu de fixer le traitement individuel de <text:span text:style-name="CS2">...</text:span><text:span text:style-name="CS3">, né(e) le </text:span><text:span text:style-name="CS2">...</text:span> au grade <text:span text:style-name="CS4">...</text:span>, niveau <text:span text:style-name="CS4">...</text:span>, temps <text:span text:style-name="CS4">...</text:span>, dont la carrière administrative est décrite à la fiche individuelle ci-après ;</text:p>
      <text:p>Vu le code de la démocratie locale et de la décentralisation ;  </text:p>
      <table:table table:name="Table14876895316393" table:style-name="Table14876895316393">
        <table:table-column table:style-name="Table14876895316393.1"/>
        <table:table-row>
          <table:table-cell table:style-name="CS6">
            <text:p text:style-name="CS5"><text:span text:style-name="CS3">FICHE INDIVIDUELLE DE L’AGENT</text:span></text:p>
          </table:table-cell>
        </table:table-row>
        <table:table-row>
          <table:table-cell table:style-name="CS6">
            <text:p text:style-name="CS5">Né(e) le : <text:span text:style-name="CS4">...</text:span>, Etat civil : <text:span text:style-name="CS4">...</text:span></text:p>
          </table:table-cell>
        </table:table-row>
        <table:table-row>
          <table:table-cell table:style-name="CS6">
            <text:p text:style-name="CS5"><text:span text:style-name="CS3">SERVICES ADMISSIBLES</text:span></text:p>
          </table:table-cell>
        </table:table-row>
      </table:table>
      <table:table table:name="Table14876895316330" table:style-name="Table14876895316330">
        <table:table-column table:style-name="Table14876895316330.1"/>
        <table:table-column table:style-name="Table14876895316330.2"/>
        <table:table-column table:style-name="Table14876895316330.3"/>
        <table:table-column table:style-name="Table14876895316330.4"/>
        <table:table-column table:style-name="Table14876895316330.5"/>
        <table:table-column table:style-name="Table14876895316330.6"/>
        <table:table-column table:style-name="Table14876895316330.7"/>
        <table:table-column table:style-name="Table14876895316330.8"/>
        <table:table-column table:style-name="Table14876895316330.9"/>
        <table:table-row>
          <table:table-cell table:style-name="CS7" table:number-columns-spanned="4" table:number-rows-spanned="1">
            <text:p text:style-name="podCellContent">Supplément pour ancienneté garantie</text:p>
          </table:table-cell>
          <table:table-cell table:style-name="CS7" table:number-columns-spanned="5" table:number-rows-spanned="1">
            <text:p text:style-name="podCellContent"> </text:p>
          </table:table-cell>
        </table:table-row>
        <table:table-row>
          <table:table-cell table:style-name="CS8" table:number-columns-spanned="2">
            <text:p text:style-name="CS5"><text:span text:style-name="CS9">Nature</text:span></text:p>
          </table:table-cell>
          <table:table-cell table:style-name="CS10" table:number-columns-spanned="2">
            <text:p text:style-name="CS5"><text:span text:style-name="CS9">Période (bottom)</text:span></text:p>
          </table:table-cell>
          <table:table-cell table:style-name="CS8" table:number-columns-spanned="2">
            <text:p text:style-name="CS5"><text:span text:style-name="CS3">DUREE PAR<text:line-break/>GROUPE</text:span></text:p>
          </table:table-cell>
          <table:table-cell table:style-name="CS8">
            <text:p text:style-name="CS5"><text:span text:style-name="CS3">Coef-<text:line-break/>ficient</text:span></text:p>
          </table:table-cell>
          <table:table-cell table:style-name="CS8" table:number-columns-spanned="2">
            <text:p text:style-name="CS5"><text:span text:style-name="CS3">VALORISATION<text:line-break/>BAREMIQUE</text:span></text:p>
          </table:table-cell>
        </table:table-row>
        <table:table-row>
          <table:table-cell table:style-name="CS8">
            <text:p text:style-name="CS5">Fonction</text:p>
          </table:table-cell>
          <table:table-cell table:style-name="CS8">
            <text:p text:style-name="CS5">Employeur</text:p>
          </table:table-cell>
          <table:table-cell table:style-name="CS8">
            <text:p text:style-name="CS5">du</text:p>
          </table:table-cell>
          <table:table-cell table:style-name="CS8">
            <text:p text:style-name="CS5">au</text:p>
          </table:table-cell>
          <table:table-cell table:style-name="CS8">
            <text:p text:style-name="CS5"><text:span text:style-name="CS3">ANS</text:span></text:p>
          </table:table-cell>
          <table:table-cell table:style-name="CS8">
            <text:p text:style-name="CS5"><text:span text:style-name="CS3">MOIS</text:span></text:p>
          </table:table-cell>
          <table:table-cell table:style-name="CS8">
            <text:p text:style-name="CS5"> </text:p>
          </table:table-cell>
          <table:table-cell table:style-name="CS8">
            <text:p text:style-name="CS5"><text:span text:style-name="CS3">ANS</text:span></text:p>
          </table:table-cell>
          <table:table-cell table:style-name="CS8">
            <text:p text:style-name="CS5"><text:span text:style-name="CS3">MOIS</text:span>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<text:span text:style-name="CS3">TOTAL :</text:span>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8" table:number-columns-spanned="7" table:number-rows-spanned="1">
            <text:p text:style-name="CS12">Ancienneté pécuniaire au <text:span text:style-name="CS4">...</text:span>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8" table:number-columns-spanned="7" table:number-rows-spanned="1">
            <text:p text:style-name="CS12">Augmentation les <text:span text:style-name="CS4">...</text:span>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</table:table>
      <table:table table:name="Table148768953166100" table:style-name="Table148768953166100">
        <table:table-column table:style-name="Table148768953166100.1"/>
        <table:table-column table:style-name="Table148768953166100.2"/>
        <table:table-column table:style-name="Table148768953166100.3"/>
        <table:table-column table:style-name="Table148768953166100.4"/>
        <table:table-column table:style-name="Table148768953166100.5"/>
        <table:table-column table:style-name="Table148768953166100.6"/>
        <table:table-column table:style-name="Table148768953166100.7"/>
        <table:table-column table:style-name="Table148768953166100.8"/>
        <table:table-column table:style-name="Table148768953166100.9"/>
        <table:table-row>
          <table:table-cell table:style-name="CS11" table:number-columns-spanned="9">
            <text:p text:style-name="podCellContent">FICHE INDIVIDUELLE DE L’AGENT</text:p>
          </table:table-cell>
        </table:table-row>
        <table:table-row>
          <table:table-cell table:style-name="CS11" table:number-columns-spanned="9">
            <text:p text:style-name="podCellContent">Né(e) le : ..., Etat civil : ...</text:p>
          </table:table-cell>
        </table:table-row>
        <table:table-row>
          <table:table-cell table:style-name="CS11" table:number-columns-spanned="9">
            <text:p text:style-name="podCellContent">SERVICES ADMISSIBLES</text:p>
          </table:table-cell>
        </table:table-row>
        <table:table-row>
          <table:table-cell table:style-name="CS11" table:number-columns-spanned="4">
            <text:p text:style-name="podCellContent">Supplément pour ancienneté garantie</text:p>
          </table:table-cell>
          <table:table-cell table:style-name="CS11" table:number-columns-spanned="5">
            <text:p text:style-name="podCellContent"> </text:p>
          </table:table-cell>
        </table:table-row>
        <table:table-row>
          <table:table-cell table:style-name="CS11" table:number-columns-spanned="2">
            <text:p text:style-name="podCellContent">Nature</text:p>
          </table:table-cell>
          <table:table-cell table:style-name="CS11" table:number-columns-spanned="2">
            <text:p text:style-name="podCellContent">Période</text:p>
          </table:table-cell>
          <table:table-cell table:style-name="CS11" table:number-columns-spanned="2">
            <text:p text:style-name="podCellContent">DUREE PAR<text:line-break/>GROUPE</text:p>
          </table:table-cell>
          <table:table-cell table:style-name="CS11">
            <text:p text:style-name="podCellContent">Coef-<text:line-break/>ficient</text:p>
          </table:table-cell>
          <table:table-cell table:style-name="CS11" table:number-columns-spanned="2">
            <text:p text:style-name="podCellContent">VALORISATION<text:line-break/>BAREMIQUE</text:p>
          </table:table-cell>
        </table:table-row>
        <table:table-row>
          <table:table-cell table:style-name="CS11">
            <text:p text:style-name="podCellContent">Fonction</text:p>
          </table:table-cell>
          <table:table-cell table:style-name="CS11">
            <text:p text:style-name="podCellContent">Employeur</text:p>
          </table:table-cell>
          <table:table-cell table:style-name="CS11">
            <text:p text:style-name="podCellContent">du</text:p>
          </table:table-cell>
          <table:table-cell table:style-name="CS11">
            <text:p text:style-name="podCellContent">au</text:p>
          </table:table-cell>
          <table:table-cell table:style-name="CS11">
            <text:p text:style-name="podCellContent">ANS</text:p>
          </table:table-cell>
          <table:table-cell table:style-name="CS11">
            <text:p text:style-name="podCellContent">MOIS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ANS</text:p>
          </table:table-cell>
          <table:table-cell table:style-name="CS11">
            <text:p text:style-name="podCellContent">MOIS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 table:number-columns-spanned="7">
            <text:p text:style-name="podCellContent"> </text:p>
          </table:table-cell>
          <table:table-cell table:style-name="CS11">
            <text:p text:style-name="podCellContent">TOTAL :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 table:number-columns-spanned="7">
            <text:p text:style-name="podCellContent">Ancienneté pécuniaire au ...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  <table:table-row>
          <table:table-cell table:style-name="CS11" table:number-columns-spanned="7">
            <text:p text:style-name="podCellContent">Augmentation les ...</text:p>
          </table:table-cell>
          <table:table-cell table:style-name="CS11">
            <text:p text:style-name="podCellContent"> </text:p>
          </table:table-cell>
          <table:table-cell table:style-name="CS11">
            <text:p text:style-name="podCellContent"> </text:p>
          </table:table-cell>
        </table:table-row>
      </table:table>
      <text:p><text:line-break/>Échelles barémiques : <text:span text:style-name="CS4">...</text:span> – <text:span text:style-name="CS4">...</text:span> – <text:span text:style-name="CS4">...</text:span> (niveau - grade - fonction)</text:p>
      <text:list text:style-name="podBulletedList">
        <text:list-item>
          <text:p text:style-name="podBulletItem">Minimum : <text:span text:style-name="CS4">...</text:span></text:p>
        </text:list-item>
        <text:list-item>
          <text:p text:style-name="podBulletItem">Maximum : <text:span text:style-name="CS4">...</text:span></text:p>
        </text:list-item>
        <text:list-item>
          <text:p text:style-name="podBulletItem">Développement : </text:p>
          <text:list text:style-name="podBulletedList">
            <text:list-item>
              <text:p text:style-name="podBulletItem"><text:span text:style-name="CS4">.. x .. x ..</text:span></text:p>
            </text:list-item>
            <text:list-item>
              <text:p text:style-name="podBulletItem"> </text:p>
            </text:list-item>
          </text:list>
        </text:list-item>
      </text:list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  <!-- style:text-properties fo:font-size="80%"/ --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paragraph" style:parent-style-name="Standard">
      <style:paragraph-properties fo:text-indent="0.589cm"/>
    </style:style>
    <style:style style:name="CS2" style:family="text">
      <style:text-properties fo:font-weight="bold"/>
      <style:paragraph-properties fo:background-color="#ffff00"/>
    </style:style>
    <style:style style:name="CS3" style:family="text">
      <style:text-properties fo:font-weight="bold"/>
    </style:style>
    <style:style style:name="CS4" style:family="text">
      <style:paragraph-properties fo:background-color="#ffff00"/>
    </style:style>
    <style:style style:name="CS5" style:family="paragraph" style:parent-style-name="podCellContent">
      <style:paragraph-properties fo:text-align="center"/>
    </style:style>
    <style:style style:name="CS9" style:family="text">
      <style:text-properties style:text-underline-style="solid"/>
    </style:style>
    <style:style style:name="CS12" style:family="paragraph" style:parent-style-name="podCellContent">
      <style:paragraph-properties fo:text-align="end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</office:meta>
</office:document-meta>
</file>